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1.183cm" style:use-optimal-column-width="false"/>
    </style:style>
    <style:style style:name="co2" style:family="table-column">
      <style:table-column-properties style:column-width="11.186cm" style:use-optimal-column-width="false"/>
    </style:style>
    <style:style style:name="ro1" style:family="table-row">
      <style:table-row-properties style:row-height="2.586cm"/>
    </style:style>
    <style:style style:name="ro2" style:family="table-row">
      <style:table-row-properties style:row-height="2.591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left="1.245cm" fo:margin-right="0cm" fo:text-align="start" fo:text-indent="0cm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Courier" fo:font-size="13pt" style:font-size-asian="13pt" style:font-size-complex="13pt"/>
    </style:style>
    <style:style style:name="T3" style:family="text">
      <style:text-properties style:font-name="Courier" fo:font-size="13pt" fo:background-color="#ffff99" style:font-size-asian="13pt" style:font-size-complex="13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6" style:family="text">
      <style:text-properties style:font-name="Liberation Sans" fo:font-size="24pt" style:font-name-asian="Liberation Sans1" style:font-size-asian="24pt" style:font-name-complex="Liberation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echnische Systembeschreibung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<text:span text:style-name="T1">Firewall:</text:span></text:p>
                <text:list>
                  <text:list-item>
                    <text:p text:style-name="P1"><text:span text:style-name="T1">Es wurde über GitHub eine vorkonfigurierte Ansible-Role für die Firewall übernommen:</text:span><text:span text:style-name="T1"><text:line-break/></text:span><text:span text:style-name="T1"><text:a xlink:href="https://github.com/geerlingguy/ansible-role-firewall" xlink:type="simple">https://github.com/geerlingguy/ansible-role-firewall</text:a></text:span><text:span text:style-name="T1"><text:line-break/></text:span><text:span text:style-name="T1"/></text:p>
                  </text:list-item>
                  <text:list-item>
                    <text:p text:style-name="P1"><text:span text:style-name="T1">Von uns erlaubte tcp_ports:</text:span><text:span text:style-name="T1"><text:line-break/></text:span><text:span text:style-name="T1"><text:tab/></text:span><text:span text:style-name="T1">22</text:span><text:span text:style-name="T1"><text:tab/></text:span><text:span text:style-name="T1"><text:tab/></text:span><text:span text:style-name="T1">SSH </text:span><text:span text:style-name="T1"><text:tab/></text:span><text:span text:style-name="T1"><text:tab/></text:span><text:span text:style-name="T1"><text:tab/></text:span><text:span text:style-name="T1"><text:tab/></text:span><text:span text:style-name="T1">für Systemverwaltung</text:span><text:span text:style-name="T1"><text:line-break/></text:span><text:span text:style-name="T1"><text:tab/></text:span><text:span text:style-name="T1">445</text:span><text:span text:style-name="T1"><text:tab/></text:span><text:span text:style-name="T1">SMB</text:span><text:span text:style-name="T1"><text:tab/></text:span><text:span text:style-name="T1">tun0</text:span><text:span text:style-name="T1"><text:tab/></text:span><text:span text:style-name="T1"><text:tab/></text:span><text:span text:style-name="T1">Fileservice im VPN</text:span><text:span text:style-name="T1"><text:line-break/></text:span><text:span text:style-name="T1"><text:tab/></text:span><text:span text:style-name="T1">10514</text:span><text:span text:style-name="T1"><text:tab/></text:span><text:span text:style-name="T1">SMB</text:span><text:span text:style-name="T1"><text:tab/></text:span><text:span text:style-name="T1">tun0</text:span><text:span text:style-name="T1"><text:tab/></text:span><text:span text:style-name="T1"><text:tab/></text:span><text:span text:style-name="T1">Fileservice im VPN</text:span><text:span text:style-name="T1"><text:line-break/></text:span><text:span text:style-name="T1"><text:tab/></text:span><text:span text:style-name="T1">64738</text:span><text:span text:style-name="T1"><text:tab/></text:span><text:span text:style-name="T1">?</text:span></text:p>
                    <text:p text:style-name="P1"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echnische Systembeschreibung</text:p>
          </draw:text-box>
        </draw:frame>
        <draw:frame presentation:style-name="pr2" draw:text-style-name="P2" draw:layer="layout" svg:width="25.199cm" svg:height="14.239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Benutzerverwaltung:</text:span></text:p>
                <text:list>
                  <text:list-item>
                    <text:p text:style-name="P1"><text:span text:style-name="T1">Keine Active-Directory im Netz verfügbar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1"><text:span text:style-name="T1">SMB – User sind deswegen Systemuser des Servers. </text:span><text:span text:style-name="T1"><text:line-break/></text:span><text:span text:style-name="T1">Beispiel – Ansible-Konfig:</text:span></text:p>
              </text:list-item>
            </text:list>
            <text:p text:style-name="P4"><text:span text:style-name="T1"><text:line-break/></text:span><text:span text:style-name="T2"> <text:s/></text:span><text:span text:style-name="T2">- firstname: tobias</text:span></text:p>
            <text:p text:style-name="P4"><text:span text:style-name="T2"><text:s text:c="4"/></text:span><text:span text:style-name="T2">group: netz-nord</text:span></text:p>
            <text:p text:style-name="P4"><text:span text:style-name="T2"><text:s text:c="4"/></text:span><text:span text:style-name="T2">groups: netz-nord,sshlogin,fapra1599,users</text:span></text:p>
            <text:p text:style-name="P4"><text:span text:style-name="T2"><text:s text:c="4"/></text:span><text:span text:style-name="T2">lastname: winkelhorst</text:span></text:p>
            <text:p text:style-name="P4"><text:span text:style-name="T2"><text:s text:c="4"/></text:span><text:span text:style-name="T2">name: twinkelhorst</text:span></text:p>
            <text:p text:style-name="P4"><text:span text:style-name="T2"><text:s text:c="4"/></text:span><text:span text:style-name="T2">passwords:</text:span></text:p>
            <text:p text:style-name="P4"><text:span text:style-name="T2"><text:s text:c="6"/></text:span><text:span text:style-name="T2">crypt: '{{ _vault_user_crypt_password["twinkelhorst"] }}'</text:span></text:p>
            <text:p text:style-name="P4"><text:span text:style-name="T2"><text:s text:c="6"/></text:span><text:span text:style-name="T2">plain: '{{ _vault_user_plain_password["twinkelhorst"] }}'</text:span></text:p>
            <text:p text:style-name="P4"><text:span text:style-name="T2"><text:s text:c="2"/></text:span><text:span text:style-name="T2">- group: mail-nord</text:span></text:p>
            <text:p text:style-name="P4"><text:span text:style-name="T2"><text:s text:c="4"/></text:span><text:span text:style-name="T2">groups: </text:span><text:span text:style-name="T3">mail-nord,fapra1599,users</text:span></text:p>
            <text:p text:style-name="P4"><text:span text:style-name="T2"><text:s text:c="4"/></text:span><text:span text:style-name="T2">name: mail-nord</text:span></text:p>
            <text:p text:style-name="P4"><text:span text:style-name="T2"><text:s text:c="4"/></text:span><text:span text:style-name="T2">passwords:</text:span></text:p>
            <text:p text:style-name="P4"><text:span text:style-name="T2"><text:s text:c="6"/></text:span><text:span text:style-name="T2">crypt: '{{ _vault_user_crypt_password["mail-nord"] }}'</text:span></text:p>
            <text:p text:style-name="P4"><text:span text:style-name="T2"><text:tab/></text:span><text:span text:style-name="T2"> <text:s/></text:span><text:span text:style-name="T2">plain: '{{ _vault_user_plain_password["mail-nord"] }}'</text:span></text:p>
            <text:list text:continue-numbering="true" text:style-name="L2">
              <text:list-item>
                <text:list>
                  <text:list-header>
                    <text:p text:style-name="P1"><text:span text:style-name="T1"><text:line-break/></text:span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echnische Systembeschreibung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<text:span text:style-name="T1">SSH:</text:span><text:span text:style-name="T1"><text:line-break/></text:span><text:span text:style-name="T1"/></text:p>
                <text:list>
                  <text:list-item>
                    <text:p text:style-name="P1"><text:span text:style-name="T1">Erreichbar über alle Interfaces (auch außerhalb des VPN)</text:span><text:span text:style-name="T1"><text:line-break/></text:span><text:span text:style-name="T1"/></text:p>
                  </text:list-item>
                  <text:list-item>
                    <text:p text:style-name="P1"><text:span text:style-name="T1">Kein root – Login</text:span><text:span text:style-name="T1"><text:line-break/></text:span><text:span text:style-name="T1"/></text:p>
                  </text:list-item>
                  <text:list-item>
                    <text:p text:style-name="P1"><text:span text:style-name="T1">Spezielle Gruppe sshlogin zur Abgrenzung zu anderen Systemusern</text:span><text:span text:style-name="T1"><text:line-break/></text:span><text:span text:style-name="T1"/></text:p>
                  </text:list-item>
                  <text:list-item>
                    <text:p text:style-name="P1"><text:span text:style-name="T1">Login über Public Keys angedacht, nicht umgesetzt</text:span></text:p>
                    <text:p text:style-name="P1"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<text:s/>Ausblick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Folgene Maßnahmen müssten für produktive Umgebungen umgesetzt werden:</text:span></text:p>
              </text:list-item>
            </text:list>
          </draw:text-box>
        </draw:frame>
        <draw:frame draw:style-name="standard" draw:layer="layout" svg:width="22.368cm" svg:height="10.348cm" svg:x="2.031cm" svg:y="7.2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Technische Maßnahmen</text:p>
              </table:table-cell>
              <table:table-cell>
                <text:p text:style-name="P5">Organisatorische Maßnahmen</text:p>
              </table:table-cell>
            </table:table-row>
            <table:table-row table:style-name="ro1" table:default-cell-style-name="ce2">
              <table:table-cell>
                <text:p text:style-name="P6">Einbindung Domäne</text:p>
              </table:table-cell>
              <table:table-cell>
                <text:p text:style-name="P6">IT-Sichbeauftragter</text:p>
              </table:table-cell>
            </table:table-row>
            <table:table-row table:style-name="ro1" table:default-cell-style-name="ce2">
              <table:table-cell>
                <text:p text:style-name="P6">Auth. Gegen AD</text:p>
              </table:table-cell>
              <table:table-cell>
                <text:p text:style-name="P6">Vereinheitlichung der Betriebskonzepte</text:p>
              </table:table-cell>
            </table:table-row>
            <table:table-row table:style-name="ro2" table:default-cell-style-name="ce2">
              <table:table-cell>
                <text:p text:style-name="P6">Monitoring</text:p>
              </table:table-cell>
              <table:table-cell>
                <text:p text:style-name="P6">Zertifizieru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<text:s/>Fazit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4">+ Einführung in aktuelle Thematik</text:span></text:p>
            <text:p text:style-name="P1"><text:span text:style-name="T4">+ Selbstständigkeit</text:span></text:p>
            <text:p text:style-name="P1"><text:span text:style-name="T5">○</text:span><text:span text:style-name="T6"> </text:span><text:span text:style-name="T6">Bereitstellung von Ressourcen (Server)</text:span></text:p>
            <text:p text:style-name="P1"><text:span text:style-name="T5">○ </text:span><text:span text:style-name="T5">Betreuung</text:span></text:p>
            <text:p text:style-name="P1"><text:span text:style-name="T5">- Aufgabenstellung:</text:span><text:span text:style-name="T5"><text:line-break/></text:span><text:span text:style-name="T5"><text:tab/></text:span><text:span text:style-name="T5">ENTWEDER Aufgabenstellung offen und Vorgehensweise fest; </text:span><text:span text:style-name="T5"><text:tab/></text:span><text:span text:style-name="T5">ODER</text:span><text:span text:style-name="T4"> A. Fest definiert und Vorgehensweise offen</text:span></text:p>
            <text:p text:style-name="P1"><text:span text:style-name="T4">- Ohne Lastenheft, Erfolgskriterien oder wenigstens einer </text:span><text:span text:style-name="T4"><text:line-break/></text:span><text:span text:style-name="T4"><text:tab/></text:span><text:span text:style-name="T4">„Vision“ ist erfolgreiche Zusammenarbeit nicht möglich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8cm" svg:x="2.1cm" svg:y="14.107cm" presentation:class="notes" presentation:user-transformed="true">
            <draw:text-box>
              <text:p/>
              <text:p>Beweis und Beispiele für letzte Aussage:</text:p>
              <text:p/>
              <text:p><text:s/>- Uneinigkeit und Schwierigkeit der Komm zwischen den Gruppen</text:p>
              <text:p/>
              <text:p><text:s/>- Uneinigkeit in der Wahl der Tools</text:p>
              <text:p/>
              <text:p><text:s/>- Passivität einiger Teammitglieder</text:p>
              <text:p/>
              <text:p><text:s/>- Uneinigkeit im Fazit: technisch gesehen 95% erreicht – pädagogisch gesehen hat Gruppe 10 60% der Leute verloren …</text:p>
              <text:p/>
              <text:p/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9:10:33.218732428</meta:creation-date>
    <dc:date>2016-09-08T20:22:20.451355500</dc:date>
    <meta:editing-duration>PT3M26S</meta:editing-duration>
    <meta:editing-cycles>1</meta:editing-cycles>
    <meta:document-statistic meta:object-count="42"/>
    <meta:generator>LibreOffice/5.1.4.2$Linux_X86_64 LibreOffice_project/10m0$Build-2</meta:generator>
  </office:meta>
</office:document-meta>
</file>